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270000031FDB50392E0BF307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3e9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_____<text:span text:style-name="T1">USB_DEVICE________</text:span></text:p>
      <text:p text:style-name="Standard"/>
      <text:p text:style-name="Standard"><draw:frame draw:style-name="fr1" draw:name="Görüntü1" text:anchor-type="char" svg:width="17cm" svg:height="7.417cm" draw:z-index="0"><draw:image xlink:href="Pictures/10000000000007270000031FDB50392E0BF307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6-24T17:44:46.384000000</dc:date>
    <meta:editing-duration>PT1H46M58S</meta:editing-duration>
    <meta:editing-cycles>3</meta:editing-cycles>
    <meta:document-statistic meta:table-count="0" meta:image-count="1" meta:object-count="0" meta:page-count="1" meta:paragraph-count="1" meta:word-count="1" meta:character-count="23" meta:non-whitespace-character-count="23"/>
  </office:meta>
</office:document-meta>
</file>